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4bd" officeooo:paragraph-rsid="000ca4bd"/>
    </style:style>
    <style:style style:name="P2" style:family="paragraph" style:parent-style-name="Standard">
      <style:text-properties officeooo:rsid="000e0a56" officeooo:paragraph-rsid="000e0a56"/>
    </style:style>
    <style:style style:name="T1" style:family="text">
      <style:text-properties officeooo:rsid="000cc88b"/>
    </style:style>
    <style:style style:name="T2" style:family="text">
      <style:text-properties officeooo:rsid="000e0a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9 </text:p>
      <text:p text:style-name="P1"/>
      <text:p text:style-name="P1">Ideas:</text:p>
      <text:p text:style-name="P1"/>
      <text:p text:style-name="P1">- using nodejs instead php because its easier to program</text:p>
      <text:p text:style-name="P1">- print functions on database</text:p>
      <text:p text:style-name="P1">- won’t be able to add feature to add pages and tabs, <text:span text:style-name="T2">need to tell them</text:span></text:p>
      <text:p text:style-name="P1">- start commenting our code very well for other developers to be able to read through</text:p>
      <text:p text:style-name="P1">- <text:span text:style-name="T1">start working from next week</text:span></text:p>
      <text:p text:style-name="P1"/>
      <text:p text:style-name="P2">Frontend:</text:p>
      <text:p text:style-name="P1">- <text:span text:style-name="T1">Matt: Home, About Us, Events || Chris: How we can help, Volunteer, Blog, Admin</text:span></text:p>
      <text:p text:style-name="P2">Back-end:</text:p>
      <text:p text:style-name="P1">- <text:span text:style-name="T2">Jake: Database, Blog, Stats help with scripts, Events <text:s/>|| Frank: Home, About Us, Events, How we can help and volunteering</text:span></text:p>
      <text:p text:style-name="P1"><text:s/></text:p>
      <text:p text:style-name="P2">Create document for questions on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06:19.449670410</meta:creation-date>
    <dc:date>2018-12-13T15:09:26.975208327</dc:date>
    <meta:editing-duration>PT32M36S</meta:editing-duration>
    <meta:editing-cycles>1</meta:editing-cycles>
    <meta:document-statistic meta:table-count="0" meta:image-count="0" meta:object-count="0" meta:page-count="1" meta:paragraph-count="13" meta:word-count="100" meta:character-count="548" meta:non-whitespace-character-count="457"/>
    <meta:generator>LibreOffice/6.0.6.2$Linux_X86_64 LibreOffice_project/00m0$Build-2</meta:generator>
  </office:meta>
</office:document-meta>
</file>